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7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17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865cm"/>
    </style:style>
    <style:style style:name="gr23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25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725cm"/>
    </style:style>
    <style:style style:name="gr27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9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31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1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89cm"/>
    </style:style>
    <style:style style:name="gr3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11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1.865cm"/>
    </style:style>
    <style:style style:name="gr40" style:family="graphic" style:parent-style-name="standard">
      <style:graphic-properties svg:stroke-width="0.03cm" svg:stroke-color="#ffff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1" style:family="graphic" style:parent-style-name="objectwithoutfill">
      <style:graphic-properties svg:stroke-width="0.03cm" svg:stroke-color="#ffff00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.412cm" fo:min-width="0.70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179cm"/>
    </style:style>
    <style:style style:name="gr44" style:family="graphic" style:parent-style-name="objectwithoutfill">
      <style:graphic-properties svg:stroke-width="0.05cm" draw:marker-start="Small_20_Arrow" draw:marker-start-width="0.14cm" draw:marker-end="" draw:marker-end-width="0.14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5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1.687cm"/>
    </style:style>
    <style:style style:name="gr47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5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31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0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8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2.4cm" svg:x="6.8cm" svg:y="14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6.4cm" svg:y1="11.8cm" svg:x2="16.4cm" svg:y2="11cm">
          <text:p/>
        </draw:line>
        <draw:line draw:style-name="gr3" draw:text-style-name="P1" draw:layer="layout" svg:x1="2.4cm" svg:y1="10.993cm" svg:x2="2.4cm" svg:y2="11.793cm">
          <text:p/>
        </draw:line>
        <draw:g>
          <draw:path draw:style-name="gr4" draw:text-style-name="P1" draw:layer="layout" svg:width="5.999cm" svg:height="2.699cm" svg:x="5.1cm" svg:y="3.1cm" svg:viewBox="0 0 6000 2700" svg:d="M600 783c-115-316 347-517 862-517 167-6 38-57 338-57 134-144 553-191 827-191 180 4 331 19 473 96 103-127 325-86 547-86 198 0 368 57 484 139 269-244 467-149 669-149 320 0 451 145 506 334 317 51 540 218 540 416 0 57 1 56-46 110 132 92 200 271 200 394 0 269-287 424-751 465 0 260-298 857-749 857-149 0-271-50-400-95-111 227-584 190-1000 190-304 0-520 57-700-93-100 96-128-2-600-2-385 0-600-95-994-468-606 87-806-199-806-389 0-93 193-140 295-206-188-60-295-172-295-303 0-180 296-425 600-445z">
            <text:p/>
          </draw:path>
          <draw:path draw:style-name="gr4" draw:text-style-name="P1" draw:layer="layout" svg:width="0.042cm" svg:height="0.091cm" svg:x="5.706cm" svg:y="3.882cm" svg:viewBox="0 0 43 92" svg:d="M0 0c5 29 29 61 43 92">
            <text:p/>
          </draw:path>
          <draw:path draw:style-name="gr4" draw:text-style-name="P1" draw:layer="layout" svg:width="0.196cm" svg:height="0.082cm" svg:x="6.9cm" svg:y="3.309cm" svg:viewBox="0 0 197 83" svg:d="M0 0c65 24 142 54 197 83">
            <text:p/>
          </draw:path>
          <draw:path draw:style-name="gr4" draw:text-style-name="P1" draw:layer="layout" svg:width="0.065cm" svg:height="0.105cm" svg:x="8.134cm" svg:y="3.214cm" svg:viewBox="0 0 66 106" svg:d="M66 0c-26 26-53 77-66 106">
            <text:p/>
          </draw:path>
          <draw:path draw:style-name="gr4" draw:text-style-name="P1" draw:layer="layout" svg:width="0.192cm" svg:height="0.157cm" svg:x="9.107cm" svg:y="3.214cm" svg:viewBox="0 0 193 158" svg:d="M193 0c-44 28-162 119-193 158">
            <text:p/>
          </draw:path>
          <draw:path draw:style-name="gr4" draw:text-style-name="P1" draw:layer="layout" svg:width="0.007cm" svg:height="0.089cm" svg:x="10.397cm" svg:y="3.442cm" svg:viewBox="0 0 8 90" svg:d="M3 0c5 24 9 79-3 90">
            <text:p/>
          </draw:path>
          <draw:path draw:style-name="gr4" draw:text-style-name="P1" draw:layer="layout" svg:width="0.141cm" svg:height="0.114cm" svg:x="10.758cm" svg:y="3.978cm" svg:viewBox="0 0 142 115" svg:d="M142 0c-48 60-53 70-142 115">
            <text:p/>
          </draw:path>
          <draw:path draw:style-name="gr4" draw:text-style-name="P1" draw:layer="layout" svg:width="0.274cm" svg:height="0.331cm" svg:x="10.1cm" svg:y="4.506cm" svg:viewBox="0 0 275 332" svg:d="M250 332c24-100 105-244-250-332">
            <text:p/>
          </draw:path>
          <draw:path draw:style-name="gr4" draw:text-style-name="P1" draw:layer="layout" svg:width="0.199cm" svg:height="0.285cm" svg:x="9.2cm" svg:y="5.312cm" svg:viewBox="0 0 200 286" svg:d="M0 286c21-38 192-246 200-286">
            <text:p/>
          </draw:path>
          <draw:path draw:style-name="gr4" draw:text-style-name="P1" draw:layer="layout" svg:width="0.097cm" svg:height="0.102cm" svg:x="7.455cm" svg:y="5.63cm" svg:viewBox="0 0 98 103" svg:d="M98 103c-43-29-72-70-98-103">
            <text:p/>
          </draw:path>
          <draw:path draw:style-name="gr4" draw:text-style-name="P1" draw:layer="layout" svg:width="0.157cm" svg:height="0.023cm" svg:x="5.875cm" svg:y="5.203cm" svg:viewBox="0 0 158 24" svg:d="M0 24c55-4 107-14 158-24">
            <text:p/>
          </draw:path>
          <draw:path draw:style-name="gr4" draw:text-style-name="P1" draw:layer="layout" svg:width="0.35cm" svg:height="0.049cm" svg:x="5.366cm" svg:y="4.633cm" svg:viewBox="0 0 351 50" svg:d="M0 0c94 29 197 57 351 48">
            <text:p/>
          </draw:path>
        </draw:g>
        <draw:g>
          <draw:rect draw:style-name="gr5" draw:text-style-name="P1" draw:layer="layout" svg:width="2cm" svg:height="2cm" svg:x="7cm" svg:y="3.4cm">
            <text:p/>
          </draw:rect>
          <draw:frame draw:style-name="gr6" draw:text-style-name="P2" draw:layer="layout" svg:width="2cm" svg:height="1.225cm" svg:x="7cm" svg:y="3.8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7" draw:text-style-name="P1" draw:layer="layout" svg:x1="16.4cm" svg:y1="6.2cm" svg:x2="16.4cm" svg:y2="5.386cm">
          <text:p/>
        </draw:line>
        <draw:line draw:style-name="gr2" draw:text-style-name="P1" draw:layer="layout" svg:x1="16.4cm" svg:y1="9cm" svg:x2="16.4cm" svg:y2="8.2cm">
          <text:p/>
        </draw:line>
        <draw:g>
          <draw:custom-shape draw:style-name="gr8" draw:text-style-name="P1" draw:layer="layout" svg:width="1.998cm" svg:height="2.026cm" svg:x="15.403cm" svg:y="8.9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5.401cm" svg:y="10.5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0" draw:text-style-name="P3" draw:layer="layout" svg:width="0.913cm" svg:height="0.665cm" svg:x="15.901cm" svg:y="10.427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493cm" svg:height="0.738cm" svg:x="15.701cm" svg:y="9.407cm">
          <draw:text-box>
            <text:p><text:span text:style-name="T1">main</text:span></text:p>
          </draw:text-box>
        </draw:frame>
        <draw:rect draw:style-name="gr5" draw:text-style-name="P1" draw:layer="layout" svg:width="2cm" svg:height="2cm" svg:x="15.4cm" svg:y="3.4cm">
          <text:p/>
        </draw:rect>
        <draw:frame draw:style-name="gr12" draw:text-style-name="P2" draw:layer="layout" svg:width="2.3cm" svg:height="0.738cm" svg:x="15.3cm" svg:y="4.201cm">
          <draw:text-box>
            <text:p><text:span text:style-name="T1">Browser</text:span></text:p>
          </draw:text-box>
        </draw:frame>
        <draw:line draw:style-name="gr13" draw:text-style-name="P1" draw:layer="layout" svg:x1="17.4cm" svg:y1="3.8cm" svg:x2="15.4cm" svg:y2="3.8cm">
          <text:p/>
        </draw:line>
        <draw:line draw:style-name="gr13" draw:text-style-name="P1" draw:layer="layout" svg:x1="17.1cm" svg:y1="3.7cm" svg:x2="17.3cm" svg:y2="3.5cm">
          <text:p/>
        </draw:line>
        <draw:rect draw:style-name="gr14" draw:text-style-name="P1" draw:layer="layout" svg:width="1.6cm" svg:height="0.4cm" svg:x="15.4cm" svg:y="3.4cm">
          <text:p/>
        </draw:rect>
        <draw:line draw:style-name="gr13" draw:text-style-name="P1" draw:layer="layout" svg:x1="17.1cm" svg:y1="3.5cm" svg:x2="17.3cm" svg:y2="3.7cm">
          <text:p/>
        </draw:line>
        <draw:frame draw:style-name="gr15" draw:text-style-name="P4" draw:layer="layout" svg:width="2.1cm" svg:height="0.818cm" svg:x="13.3cm" svg:y="3.1cm">
          <draw:text-box>
            <text:p><text:span text:style-name="T3">START</text:span></text:p>
          </draw:text-box>
        </draw:frame>
        <draw:rect draw:style-name="gr5" draw:text-style-name="P1" draw:layer="layout" svg:width="2cm" svg:height="2cm" svg:x="15.4cm" svg:y="6.2cm">
          <text:p/>
        </draw:rect>
        <draw:frame draw:style-name="gr6" draw:text-style-name="P2" draw:layer="layout" svg:width="1.7cm" svg:height="1.225cm" svg:x="15.6cm" svg:y="6.801cm">
          <draw:text-box>
            <text:p><text:span text:style-name="T1">index</text:span></text:p>
            <text:p><text:span text:style-name="T1">.html</text:span></text:p>
          </draw:text-box>
        </draw:frame>
        <draw:frame draw:style-name="gr16" draw:text-style-name="P5" draw:layer="layout" svg:width="1.8cm" svg:height="0.725cm" svg:x="15.5cm" svg:y="6.303cm">
          <draw:text-box>
            <text:p><text:span text:style-name="T4">public/</text:span></text:p>
          </draw:text-box>
        </draw:frame>
        <draw:custom-shape draw:style-name="gr17" draw:text-style-name="P1" draw:layer="layout" svg:width="2cm" svg:height="0.8cm" svg:x="13.4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4cm" svg:height="0.729cm" svg:x="15.2cm" svg:y="8.204cm">
          <draw:text-box>
            <text:p><text:span text:style-name="T5">app</text:span></text:p>
          </draw:text-box>
        </draw:frame>
        <draw:line draw:style-name="gr7" draw:text-style-name="P1" draw:layer="layout" svg:x1="8cm" svg:y1="6.2cm" svg:x2="8cm" svg:y2="5.4cm">
          <text:p/>
        </draw:line>
        <draw:custom-shape draw:style-name="gr19" draw:text-style-name="P1" draw:layer="layout" svg:width="1.998cm" svg:height="2.026cm" svg:x="1.403cm" svg:y="8.98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1.996cm" svg:height="1.985cm" svg:x="7.002cm" svg:y="6.191cm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1.999cm" svg:height="0.478cm" svg:x="7cm" svg:y="7.704cm" svg:viewBox="0 0 2000 479" svg:d="M1998 0c-1997 0-1998 0-1998 0 0 0 3 24 3 166 3 41 9 85 17 121 9 35 20 66 33 92s23 44 40 61c17 18 40 33 60 39 564-1 1697 0 1697 0 0 0 39-13 60-39 21-25 32-48 41-68s21-44 32-83c11-40 14-81 17-123 1-139-2-166-2-166z">
            <text:p/>
          </draw:path>
          <draw:frame draw:style-name="gr20" draw:text-style-name="P3" draw:layer="layout" svg:width="0.913cm" svg:height="0.675cm" svg:x="7.5cm" svg:y="7.605cm">
            <draw:text-box>
              <text:p><text:span text:style-name="T2">.ts</text:span></text:p>
            </draw:text-box>
          </draw:frame>
        </draw:g>
        <draw:frame draw:style-name="gr21" draw:text-style-name="P2" draw:layer="layout" svg:width="1.814cm" svg:height="1.242cm" svg:x="7.1cm" svg:y="6.386cm">
          <draw:text-box>
            <text:p><text:span text:style-name="T1">CiMqtt</text:span></text:p>
            <text:p><text:span text:style-name="T1">Client</text:span></text:p>
          </draw:text-box>
        </draw:frame>
        <draw:custom-shape draw:style-name="gr8" draw:text-style-name="P1" draw:layer="layout" svg:width="2cm" svg:height="2cm" svg:x="7cm" svg:y="11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7cm" svg:y="13.329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7.5cm" svg:y="13.228cm">
          <draw:text-box>
            <text:p><text:span text:style-name="T2">.ts</text:span></text:p>
          </draw:text-box>
        </draw:frame>
        <draw:frame draw:style-name="gr22" draw:text-style-name="P2" draw:layer="layout" svg:width="2.365cm" svg:height="1.191cm" svg:x="6.8cm" svg:y="12.008cm">
          <draw:text-box>
            <text:p><text:span text:style-name="T1"><text:s/></text:span><text:span text:style-name="T1">CiLamp</text:span></text:p>
            <text:p><text:span text:style-name="T6">Controller</text:span></text:p>
          </draw:text-box>
        </draw:frame>
        <draw:custom-shape draw:style-name="gr23" draw:text-style-name="P1" draw:layer="layout" svg:width="1.998cm" svg:height="2cm" svg:x="1.403cm" svg:y="11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8cm" svg:x="1.401cm" svg:y="13.321cm" svg:viewBox="0 0 2002 479" svg:d="M2000 0c-1999 0-2000 0-2000 0 0 0 3 24 3 166 3 42 9 85 17 121 9 35 20 67 33 92 13 26 23 44 40 62 17 17 40 32 60 38 565-1 1699 0 1699 0 0 0 39-13 60-38 21-27 32-49 41-69 9-19 21-44 32-83 11-40 14-80 17-123 1-140-2-166-2-166z">
          <text:p/>
        </draw:path>
        <draw:frame draw:style-name="gr10" draw:text-style-name="P3" draw:layer="layout" svg:width="0.913cm" svg:height="0.665cm" svg:x="1.901cm" svg:y="13.22cm">
          <draw:text-box>
            <text:p><text:span text:style-name="T2">.ts</text:span></text:p>
          </draw:text-box>
        </draw:frame>
        <draw:frame draw:style-name="gr24" draw:text-style-name="P2" draw:layer="layout" svg:width="2.365cm" svg:height="1.241cm" svg:x="1.201cm" svg:y="12cm">
          <draw:text-box>
            <text:p><text:span text:style-name="T1"><text:s text:c="2"/></text:span><text:span text:style-name="T1">CiBase</text:span></text:p>
            <text:p><text:span text:style-name="T6">Controller</text:span></text:p>
          </draw:text-box>
        </draw:frame>
        <draw:line draw:style-name="gr25" draw:text-style-name="P1" draw:layer="layout" svg:x1="4.2cm" svg:y1="12.8cm" svg:x2="3.4cm" svg:y2="12.8cm">
          <text:p/>
        </draw:line>
        <draw:path draw:style-name="gr9" draw:text-style-name="P1" draw:layer="layout" svg:width="2.001cm" svg:height="0.488cm" svg:x="1.401cm" svg:y="10.522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0" draw:text-style-name="P3" draw:layer="layout" svg:width="0.913cm" svg:height="0.665cm" svg:x="1.901cm" svg:y="10.421cm">
          <draw:text-box>
            <text:p><text:span text:style-name="T2">.ts</text:span></text:p>
          </draw:text-box>
        </draw:frame>
        <draw:frame draw:style-name="gr26" draw:text-style-name="P2" draw:layer="layout" svg:width="2.225cm" svg:height="1.712cm" svg:x="1.35cm" svg:y="8.943cm">
          <draw:text-box>
            <text:p><text:span text:style-name="T1"><text:s text:c="2"/></text:span><text:span text:style-name="T1">CiMqtt</text:span><text:span text:style-name="T1"><text:line-break/></text:span><text:span text:style-name="T1"> <text:s/>Client</text:span></text:p>
            <text:p><text:span text:style-name="T1">Instance</text:span></text:p>
          </draw:text-box>
        </draw:frame>
        <draw:line draw:style-name="gr27" draw:text-style-name="P1" draw:layer="layout" svg:x1="5.1cm" svg:y1="10.1cm" svg:x2="3.4cm" svg:y2="10.1cm">
          <text:p/>
        </draw:line>
        <draw:polyline draw:style-name="gr13" draw:text-style-name="P1" draw:layer="layout" svg:width="2.799cm" svg:height="1.599cm" svg:x="5.2cm" svg:y="8.2cm" svg:viewBox="0 0 2800 1600" draw:points="0,1600 0,1200 2800,1200 2800,0">
          <text:p/>
        </draw:polyline>
        <draw:polyline draw:style-name="gr28" draw:text-style-name="P1" draw:layer="layout" svg:width="4.599cm" svg:height="1.799cm" svg:x="2.4cm" svg:y="7.2cm" svg:viewBox="0 0 4600 1800" draw:points="0,1800 0,0 4600,0">
          <text:p/>
        </draw:polyline>
        <draw:line draw:style-name="gr29" draw:text-style-name="P1" draw:layer="layout" svg:x1="5.2cm" svg:y1="19.8cm" svg:x2="5.2cm" svg:y2="13.8cm">
          <text:p/>
        </draw:line>
        <draw:g>
          <draw:custom-shape draw:style-name="gr30" draw:text-style-name="P1" draw:layer="layout" svg:width="2cm" svg:height="2cm" svg:x="1.4cm" svg:y="14.7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2.001cm" svg:height="0.487cm" svg:x="1.398cm" svg:y="16.312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32" draw:text-style-name="P3" draw:layer="layout" svg:width="1.209cm" svg:height="0.671cm" svg:x="1.809cm" svg:y="16.206cm">
            <draw:text-box>
              <text:p><text:span text:style-name="T2">.vue</text:span></text:p>
            </draw:text-box>
          </draw:frame>
          <draw:frame draw:style-name="gr33" draw:text-style-name="P2" draw:layer="layout" svg:width="1.941cm" svg:height="0.809cm" svg:x="1.41cm" svg:y="15.177cm">
            <draw:text-box>
              <text:p><text:span text:style-name="T1">CiBase</text:span></text:p>
            </draw:text-box>
          </draw:frame>
        </draw:g>
        <draw:g>
          <draw:custom-shape draw:style-name="gr8" draw:text-style-name="P1" draw:layer="layout" svg:width="1.996cm" svg:height="2.01cm" svg:x="15.403cm" svg:y="11.7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1.999cm" svg:height="0.485cm" svg:x="15.401cm" svg:y="13.325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34" draw:text-style-name="P3" draw:layer="layout" svg:width="1.209cm" svg:height="0.668cm" svg:x="15.801cm" svg:y="13.224cm">
            <draw:text-box>
              <text:p><text:span text:style-name="T2">.vue</text:span></text:p>
            </draw:text-box>
          </draw:frame>
        </draw:g>
        <draw:frame draw:style-name="gr35" draw:text-style-name="P2" draw:layer="layout" svg:width="1.311cm" svg:height="0.738cm" svg:x="15.702cm" svg:y="12.177cm">
          <draw:text-box>
            <text:p><text:span text:style-name="T1">App</text:span></text:p>
          </draw:text-box>
        </draw:frame>
        <draw:custom-shape draw:style-name="gr8" draw:text-style-name="P1" draw:layer="layout" svg:width="2cm" svg:height="2cm" svg:x="9.793cm" svg:y="11.7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9.793cm" svg:y="13.322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10.293cm" svg:y="13.221cm">
          <draw:text-box>
            <text:p><text:span text:style-name="T2">.ts</text:span></text:p>
          </draw:text-box>
        </draw:frame>
        <draw:frame draw:style-name="gr36" draw:text-style-name="P2" draw:layer="layout" svg:width="2.39cm" svg:height="1.225cm" svg:x="9.593cm" svg:y="12.001cm">
          <draw:text-box>
            <text:p><text:span text:style-name="T6">CiButton2</text:span></text:p>
            <text:p><text:span text:style-name="T1">C</text:span><text:span text:style-name="T6">ontroller</text:span></text:p>
          </draw:text-box>
        </draw:frame>
        <draw:line draw:style-name="gr25" draw:text-style-name="P1" draw:layer="layout" svg:x1="9.793cm" svg:y1="12.786cm" svg:x2="9cm" svg:y2="12.8cm">
          <text:p/>
        </draw:line>
        <draw:line draw:style-name="gr29" draw:text-style-name="P1" draw:layer="layout" svg:x1="10.8cm" svg:y1="14.793cm" svg:x2="10.8cm" svg:y2="13.793cm">
          <text:p/>
        </draw:line>
        <draw:line draw:style-name="gr37" draw:text-style-name="P1" draw:layer="layout" svg:x1="10.8cm" svg:y1="10.4cm" svg:x2="10.6cm" svg:y2="9.8cm">
          <text:p/>
        </draw:line>
        <draw:polyline draw:style-name="gr13" draw:text-style-name="P1" draw:layer="layout" svg:width="2.799cm" svg:height="1.599cm" svg:x="8cm" svg:y="8.2cm" svg:viewBox="0 0 2800 1600" draw:points="2800,1600 2800,1200 0,1200 0,0">
          <text:p/>
        </draw:polyline>
        <draw:line draw:style-name="gr29" draw:text-style-name="P1" draw:layer="layout" svg:x1="10.8cm" svg:y1="11.8cm" svg:x2="10.8cm" svg:y2="10.4cm">
          <text:p/>
        </draw:line>
        <draw:line draw:style-name="gr27" draw:text-style-name="P1" draw:layer="layout" svg:x1="10.693cm" svg:y1="10.092cm" svg:x2="7.9cm" svg:y2="10.1cm">
          <text:p/>
        </draw:line>
        <draw:line draw:style-name="gr29" draw:text-style-name="P1" draw:layer="layout" svg:x1="8cm" svg:y1="14.8cm" svg:x2="8cm" svg:y2="13.8cm">
          <text:p/>
        </draw:line>
        <draw:g>
          <draw:custom-shape draw:style-name="gr8" draw:text-style-name="P1" draw:layer="layout" svg:width="1.998cm" svg:height="2.026cm" svg:x="12.604cm" svg:y="11.78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2.602cm" svg:y="13.32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0" draw:text-style-name="P3" draw:layer="layout" svg:width="0.913cm" svg:height="0.665cm" svg:x="13.102cm" svg:y="13.219cm">
            <draw:text-box>
              <text:p><text:span text:style-name="T2">.ts</text:span></text:p>
            </draw:text-box>
          </draw:frame>
        </draw:g>
        <draw:frame draw:style-name="gr16" draw:text-style-name="P5" draw:layer="layout" svg:width="1.8cm" svg:height="0.725cm" svg:x="12.7cm" svg:y="11.803cm">
          <draw:text-box>
            <text:p><text:span text:style-name="T4">router/</text:span></text:p>
          </draw:text-box>
        </draw:frame>
        <draw:frame draw:style-name="gr38" draw:text-style-name="P2" draw:layer="layout" svg:width="1.611cm" svg:height="0.738cm" svg:x="12.803cm" svg:y="12.399cm">
          <draw:text-box>
            <text:p><text:span text:style-name="T1">index</text:span></text:p>
          </draw:text-box>
        </draw:frame>
        <draw:custom-shape draw:style-name="gr8" draw:text-style-name="P1" draw:layer="layout" svg:width="2cm" svg:height="2cm" svg:x="4.201cm" svg:y="11.7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4.201cm" svg:y="13.322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4.701cm" svg:y="13.221cm">
          <draw:text-box>
            <text:p><text:span text:style-name="T2">.ts</text:span></text:p>
          </draw:text-box>
        </draw:frame>
        <draw:frame draw:style-name="gr39" draw:text-style-name="P2" draw:layer="layout" svg:width="2.365cm" svg:height="1.678cm" svg:x="4.001cm" svg:y="11.701cm">
          <draw:text-box>
            <text:p><text:span text:style-name="T1"><text:s text:c="2"/></text:span><text:span text:style-name="T1">CiMqtt</text:span></text:p>
            <text:p><text:span text:style-name="T1"><text:s text:c="2"/></text:span><text:span text:style-name="T1">LastX</text:span></text:p>
            <text:p><text:span text:style-name="T6">Controller</text:span></text:p>
          </draw:text-box>
        </draw:frame>
        <draw:line draw:style-name="gr25" draw:text-style-name="P1" draw:layer="layout" svg:x1="6.994cm" svg:y1="12.779cm" svg:x2="6.201cm" svg:y2="12.793cm">
          <text:p/>
        </draw:line>
        <draw:line draw:style-name="gr29" draw:text-style-name="P1" draw:layer="layout" svg:x1="8cm" svg:y1="11.765cm" svg:x2="8cm" svg:y2="10.386cm">
          <text:p/>
        </draw:line>
        <draw:line draw:style-name="gr29" draw:text-style-name="P1" draw:layer="layout" svg:x1="5.2cm" svg:y1="11.765cm" svg:x2="5.2cm" svg:y2="10.386cm">
          <text:p/>
        </draw:line>
        <draw:line draw:style-name="gr37" draw:text-style-name="P1" draw:layer="layout" svg:x1="8cm" svg:y1="10.393cm" svg:x2="7.8cm" svg:y2="9.793cm">
          <text:p/>
        </draw:line>
        <draw:line draw:style-name="gr37" draw:text-style-name="P1" draw:layer="layout" svg:x1="5.2cm" svg:y1="10.393cm" svg:x2="5cm" svg:y2="9.793cm">
          <text:p/>
        </draw:line>
        <draw:line draw:style-name="gr27" draw:text-style-name="P1" draw:layer="layout" svg:x1="7.9cm" svg:y1="10.1cm" svg:x2="5.1cm" svg:y2="10.1cm">
          <text:p/>
        </draw:line>
        <draw:line draw:style-name="gr13" draw:text-style-name="P1" draw:layer="layout" svg:x1="8cm" svg:y1="9.8cm" svg:x2="8cm" svg:y2="8.2cm">
          <text:p/>
        </draw:line>
        <draw:line draw:style-name="gr25" draw:text-style-name="P1" draw:layer="layout" svg:x1="13.6cm" svg:y1="14.8cm" svg:x2="13.6cm" svg:y2="13.8cm">
          <text:p/>
        </draw:line>
        <draw:g>
          <draw:custom-shape draw:style-name="gr40" draw:text-style-name="P1" draw:layer="layout" svg:width="1.998cm" svg:height="1.993cm" svg:x="12.602cm" svg:y="14.7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1" draw:text-style-name="P1" draw:layer="layout" svg:width="2.001cm" svg:height="0.481cm" svg:x="12.6cm" svg:y="16.308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2" draw:text-style-name="P3" draw:layer="layout" svg:width="1.209cm" svg:height="0.662cm" svg:x="13cm" svg:y="16.208cm">
            <draw:text-box>
              <text:p><text:span text:style-name="T2">.vue</text:span></text:p>
            </draw:text-box>
          </draw:frame>
        </draw:g>
        <draw:frame draw:style-name="gr43" draw:text-style-name="P2" draw:layer="layout" svg:width="1.679cm" svg:height="0.738cm" svg:x="12.801cm" svg:y="15.17cm">
          <draw:text-box>
            <text:p><text:span text:style-name="T1">Home</text:span></text:p>
          </draw:text-box>
        </draw:frame>
        <draw:polyline draw:style-name="gr44" draw:text-style-name="P1" draw:layer="layout" svg:width="1.799cm" svg:height="1.999cm" svg:x="14.6cm" svg:y="13.8cm" svg:viewBox="0 0 1800 2000" draw:points="1800,0 1800,2000 0,2000">
          <text:p/>
        </draw:polyline>
        <draw:g>
          <draw:custom-shape draw:style-name="gr8" draw:text-style-name="P1" draw:layer="layout" svg:width="1.995cm" svg:height="2.01cm" svg:x="6.996cm" svg:y="14.7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1.998cm" svg:height="0.485cm" svg:x="6.994cm" svg:y="16.325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4" draw:text-style-name="P3" draw:layer="layout" svg:width="1.209cm" svg:height="0.668cm" svg:x="7.394cm" svg:y="16.224cm">
            <draw:text-box>
              <text:p><text:span text:style-name="T2">.vue</text:span></text:p>
            </draw:text-box>
          </draw:frame>
        </draw:g>
        <draw:frame draw:style-name="gr45" draw:text-style-name="P2" draw:layer="layout" svg:width="2.056cm" svg:height="1.183cm" svg:x="6.995cm" svg:y="14.969cm">
          <draw:text-box>
            <text:p><text:span text:style-name="T1">CiLamp</text:span></text:p>
            <text:p><text:span text:style-name="T7"><text:s/></text:span><text:span text:style-name="T7">lamp_1</text:span></text:p>
          </draw:text-box>
        </draw:frame>
        <draw:g>
          <draw:custom-shape draw:style-name="gr8" draw:text-style-name="P1" draw:layer="layout" svg:width="1.995cm" svg:height="2.01cm" svg:x="9.796cm" svg:y="14.7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1.998cm" svg:height="0.485cm" svg:x="9.794cm" svg:y="16.325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4" draw:text-style-name="P3" draw:layer="layout" svg:width="1.209cm" svg:height="0.668cm" svg:x="10.194cm" svg:y="16.224cm">
            <draw:text-box>
              <text:p><text:span text:style-name="T2">.vue</text:span></text:p>
            </draw:text-box>
          </draw:frame>
        </draw:g>
        <draw:frame draw:style-name="gr46" draw:text-style-name="P2" draw:layer="layout" svg:width="2.187cm" svg:height="1.623cm" svg:x="9.695cm" svg:y="14.769cm">
          <draw:text-box>
            <text:p><text:span text:style-name="T1"><text:s text:c="5"/></text:span><text:span text:style-name="T1">Ci</text:span></text:p>
            <text:p><text:span text:style-name="T1">Button2</text:span></text:p>
            <text:p><text:span text:style-name="T7">button2_1</text:span></text:p>
          </draw:text-box>
        </draw:frame>
        <draw:line draw:style-name="gr47" draw:text-style-name="P1" draw:layer="layout" svg:x1="9.793cm" svg:y1="15.8cm" svg:x2="9cm" svg:y2="15.8cm">
          <text:p/>
        </draw:line>
        <draw:frame draw:style-name="gr16" draw:text-style-name="P5" draw:layer="layout" svg:width="0.6cm" svg:height="0.725cm" svg:x="14.8cm" svg:y="15.104cm">
          <draw:text-box>
            <text:p><text:span text:style-name="T4">/</text:span></text:p>
          </draw:text-box>
        </draw:frame>
        <draw:custom-shape draw:style-name="gr1" draw:text-style-name="P1" draw:layer="layout" svg:width="5.2cm" svg:height="2.4cm" svg:x="9.6cm" svg:y="17.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0" draw:text-style-name="P1" draw:layer="layout" svg:width="1.998cm" svg:height="1.993cm" svg:x="12.602cm" svg:y="17.5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1" draw:text-style-name="P1" draw:layer="layout" svg:width="2.001cm" svg:height="0.481cm" svg:x="12.6cm" svg:y="19.108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2" draw:text-style-name="P3" draw:layer="layout" svg:width="1.209cm" svg:height="0.662cm" svg:x="13cm" svg:y="19.008cm">
            <draw:text-box>
              <text:p><text:span text:style-name="T2">.vue</text:span></text:p>
            </draw:text-box>
          </draw:frame>
        </draw:g>
        <draw:frame draw:style-name="gr48" draw:text-style-name="P2" draw:layer="layout" svg:width="1.755cm" svg:height="0.738cm" svg:x="12.701cm" svg:y="17.97cm">
          <draw:text-box>
            <text:p><text:span text:style-name="T1">Page2</text:span></text:p>
          </draw:text-box>
        </draw:frame>
        <draw:polyline draw:style-name="gr44" draw:text-style-name="P1" draw:layer="layout" svg:width="1.799cm" svg:height="4.599cm" svg:x="14.6cm" svg:y="13.9cm" svg:viewBox="0 0 1800 4600" draw:points="1800,0 1800,4600 0,4600">
          <text:p/>
        </draw:polyline>
        <draw:g>
          <draw:custom-shape draw:style-name="gr8" draw:text-style-name="P1" draw:layer="layout" svg:width="1.995cm" svg:height="2.01cm" svg:x="9.796cm" svg:y="17.5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1.998cm" svg:height="0.485cm" svg:x="9.794cm" svg:y="19.125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4" draw:text-style-name="P3" draw:layer="layout" svg:width="1.209cm" svg:height="0.668cm" svg:x="10.194cm" svg:y="19.024cm">
            <draw:text-box>
              <text:p><text:span text:style-name="T2">.vue</text:span></text:p>
            </draw:text-box>
          </draw:frame>
        </draw:g>
        <draw:frame draw:style-name="gr49" draw:text-style-name="P2" draw:layer="layout" svg:width="1.814cm" svg:height="1.225cm" svg:x="9.895cm" svg:y="17.769cm">
          <draw:text-box>
            <text:p><text:span text:style-name="T1">CiMqtt</text:span></text:p>
            <text:p><text:span text:style-name="T1">LastX</text:span></text:p>
          </draw:text-box>
        </draw:frame>
        <draw:polyline draw:style-name="gr47" draw:text-style-name="P1" draw:layer="layout" svg:width="6.392cm" svg:height="2.799cm" svg:x="3.4cm" svg:y="15.8cm" svg:viewBox="0 0 6393 2800" draw:points="6393,2800 2800,2800 2800,0 0,0">
          <text:p/>
        </draw:polyline>
        <draw:frame draw:style-name="gr16" draw:text-style-name="P5" draw:layer="layout" svg:width="1.9cm" svg:height="0.725cm" svg:x="14.8cm" svg:y="17.904cm">
          <draw:text-box>
            <text:p><text:span text:style-name="T4">/page2</text:span></text:p>
          </draw:text-box>
        </draw:frame>
        <draw:custom-shape draw:style-name="gr1" draw:text-style-name="P1" draw:layer="layout" svg:width="2.4cm" svg:height="2.4cm" svg:x="12.4cm" svg:y="20.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0" draw:text-style-name="P1" draw:layer="layout" svg:width="1.998cm" svg:height="1.993cm" svg:x="12.602cm" svg:y="20.3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1" draw:text-style-name="P1" draw:layer="layout" svg:width="2.001cm" svg:height="0.481cm" svg:x="12.6cm" svg:y="21.908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2" draw:text-style-name="P3" draw:layer="layout" svg:width="1.209cm" svg:height="0.662cm" svg:x="13cm" svg:y="21.808cm">
            <draw:text-box>
              <text:p><text:span text:style-name="T2">.vue</text:span></text:p>
            </draw:text-box>
          </draw:frame>
        </draw:g>
        <draw:frame draw:style-name="gr50" draw:text-style-name="P2" draw:layer="layout" svg:width="1.709cm" svg:height="0.738cm" svg:x="12.701cm" svg:y="20.77cm">
          <draw:text-box>
            <text:p><text:span text:style-name="T1">About</text:span></text:p>
          </draw:text-box>
        </draw:frame>
        <draw:polyline draw:style-name="gr44" draw:text-style-name="P1" draw:layer="layout" svg:width="1.799cm" svg:height="7.499cm" svg:x="14.6cm" svg:y="13.8cm" svg:viewBox="0 0 1800 7500" draw:points="1800,0 1800,7500 0,7500">
          <text:p/>
        </draw:polyline>
        <draw:frame draw:style-name="gr16" draw:text-style-name="P5" draw:layer="layout" svg:width="1.7cm" svg:height="0.725cm" svg:x="14.8cm" svg:y="20.6cm">
          <draw:text-box>
            <text:p><text:span text:style-name="T4">/about</text:span></text:p>
          </draw:text-box>
        </draw:frame>
        <draw:line draw:style-name="gr47" draw:text-style-name="P1" draw:layer="layout" svg:x1="7cm" svg:y1="15.8cm" svg:x2="3.4cm" svg:y2="15.8cm">
          <text:p/>
        </draw:line>
        <draw:polyline draw:style-name="gr29" draw:text-style-name="P1" draw:layer="layout" svg:width="4.599cm" svg:height="5.006cm" svg:x="5.2cm" svg:y="13.793cm" svg:viewBox="0 0 4600 5007" draw:points="4600,5007 0,5007 0,0">
          <text:p/>
        </draw:polyline>
        <draw:custom-shape draw:style-name="gr8" draw:text-style-name="P1" draw:layer="layout" svg:width="2cm" svg:height="2cm" svg:x="4.201cm" svg:y="19.7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4.201cm" svg:y="21.322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4.701cm" svg:y="21.221cm">
          <draw:text-box>
            <text:p><text:span text:style-name="T2">.ts</text:span></text:p>
          </draw:text-box>
        </draw:frame>
        <draw:frame draw:style-name="gr51" draw:text-style-name="P2" draw:layer="layout" svg:width="2.365cm" svg:height="1.712cm" svg:x="4.001cm" svg:y="19.701cm">
          <draw:text-box>
            <text:p><text:span text:style-name="T1"><text:s text:c="6"/></text:span><text:span text:style-name="T1">Ci</text:span></text:p>
            <text:p><text:span text:style-name="T1">Message</text:span></text:p>
            <text:p><text:span text:style-name="T1"><text:s text:c="3"/></text:span><text:span text:style-name="T1">Store</text:span></text:p>
          </draw:text-box>
        </draw:frame>
        <draw:frame draw:style-name="gr15" draw:text-style-name="P4" draw:layer="layout" svg:width="2.4cm" svg:height="0.818cm" svg:x="8.2cm" svg:y="21.4cm">
          <draw:text-box>
            <text:p><text:span text:style-name="T3">U S E R</text:span></text:p>
          </draw:text-box>
        </draw:frame>
        <draw:line draw:style-name="gr25" draw:text-style-name="P1" draw:layer="layout" svg:x1="13.6cm" svg:y1="17.593cm" svg:x2="13.6cm" svg:y2="17cm">
          <text:p/>
        </draw:line>
        <draw:line draw:style-name="gr25" draw:text-style-name="P1" draw:layer="layout" svg:x1="13.6cm" svg:y1="20.386cm" svg:x2="13.6cm" svg:y2="19.793cm">
          <text:p/>
        </draw:line>
        <draw:line draw:style-name="gr2" draw:text-style-name="P1" draw:layer="layout" svg:x1="14.6cm" svg:y1="12.8cm" svg:x2="15.4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26T17:28:05.19</dc:date>
    <meta:editing-duration>P1DT6H40M44S</meta:editing-duration>
    <meta:editing-cycles>76</meta:editing-cycles>
    <meta:generator>OpenOffice/4.1.9$Win32 OpenOffice.org_project/419m1$Build-9805</meta:generator>
    <dc:creator>Karl Hartinger</dc:creator>
    <meta:printed-by>Karl Hartinger</meta:printed-by>
    <meta:print-date>2021-12-18T13:55:59.66</meta:print-date>
    <meta:document-statistic meta:object-count="150"/>
  </office:meta>
</office:document-meta>
</file>